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3877" officeooo:paragraph-rsid="000d3877"/>
    </style:style>
    <style:style style:name="P2" style:family="paragraph" style:parent-style-name="List_20_Paragraph" style:list-style-name="WWNum1"/>
    <style:style style:name="P3" style:family="paragraph" style:parent-style-name="List_20_Paragraph" style:list-style-name="WWNum1">
      <style:text-properties officeooo:paragraph-rsid="000b86a9"/>
    </style:style>
    <style:style style:name="P4" style:family="paragraph" style:parent-style-name="List_20_Paragraph" style:list-style-name="WWNum1">
      <style:text-properties officeooo:rsid="000b019c" officeooo:paragraph-rsid="000b019c"/>
    </style:style>
    <style:style style:name="P5" style:family="paragraph" style:parent-style-name="List_20_Paragraph" style:list-style-name="WWNum1">
      <style:text-properties officeooo:rsid="000b86a9" officeooo:paragraph-rsid="000b86a9"/>
    </style:style>
    <style:style style:name="P6" style:family="paragraph" style:parent-style-name="List_20_Paragraph" style:list-style-name="WWNum1">
      <style:text-properties officeooo:rsid="000bc6d6" officeooo:paragraph-rsid="000bc6d6"/>
    </style:style>
    <style:style style:name="P7" style:family="paragraph" style:parent-style-name="List_20_Paragraph" style:list-style-name="WWNum1">
      <style:text-properties officeooo:rsid="000bd2c6" officeooo:paragraph-rsid="000bd2c6"/>
    </style:style>
    <style:style style:name="P8" style:family="paragraph" style:parent-style-name="List_20_Paragraph" style:list-style-name="WWNum1">
      <style:text-properties officeooo:rsid="00107c49" officeooo:paragraph-rsid="00107c49"/>
    </style:style>
    <style:style style:name="P9" style:family="paragraph" style:parent-style-name="List_20_Paragraph">
      <style:text-properties officeooo:rsid="00107c49" officeooo:paragraph-rsid="00107c49"/>
    </style:style>
    <style:style style:name="P10" style:family="paragraph" style:parent-style-name="List_20_Paragraph" style:list-style-name="WWNum1" style:master-page-name="Standard">
      <style:paragraph-properties style:page-number="auto"/>
      <style:text-properties officeooo:paragraph-rsid="000d3877"/>
    </style:style>
    <style:style style:name="T1" style:family="text">
      <style:text-properties officeooo:rsid="001101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84517223" text:style-name="WWNum1">
        <text:list-item>
          <text:p text:style-name="P10">The difference between Hbase and Relational Database?</text:p>
          <text:p text:style-name="P4">Hbase is a column oriented, no sql queries, can handle structured, semi-structured and unstructured data.</text:p>
          <text:p text:style-name="P4">Relational Database is Row oriented, Sql Queries, can handle only structured data</text:p>
          <text:p text:style-name="P4"/>
        </text:list-item>
        <text:list-item>
          <text:p text:style-name="P2">In Hbase what is column families, row key?</text:p>
          <text:p text:style-name="P4">Column families is the Parent of all columns inside, it group all column by families. </text:p>
          <text:p text:style-name="P4">Each row will have a key, it’s the row key. It’s an ID for a row that will have all the data for this family group.</text:p>
          <text:p text:style-name="P4"/>
        </text:list-item>
        <text:list-item>
          <text:p text:style-name="P2">What is the use of ZooKeeper in Hbase?</text:p>
          <text:p text:style-name="P5">Zookeeper is Hbase is keeping track of all what’s happening inside the Hbase cluster. It assure the coordination between the nodes.</text:p>
          <text:p text:style-name="P5"/>
        </text:list-item>
        <text:list-item>
          <text:p text:style-name="P2">What are the optimizations that developer can make while working with spark?</text:p>
          <text:p text:style-name="P5">- The developer can read the DAG and change the order of the execution of the task to optimize spark.</text:p>
          <text:p text:style-name="P8">- Less transformation (inside code)</text:p>
          <text:p text:style-name="P8">- change dynamic or static resources</text:p>
          <text:p text:style-name="P8">- Spark Logs</text:p>
          <text:p text:style-name="P8">- Broadcast variable</text:p>
        </text:list-item>
      </text:list>
      <text:p text:style-name="P9">- <text:span text:style-name="T1">Data skewness (coalission, repartition)</text:span></text:p>
      <text:list xml:id="list113430975455136" text:continue-numbering="true" text:style-name="WWNum1">
        <text:list-header>
          <text:p text:style-name="P5"/>
        </text:list-header>
        <text:list-item>
          <text:p text:style-name="P3">Define HRegionServer in Hbase?</text:p>
          <text:p text:style-name="P5">Region it’s a group of data define by key, for example from key 1 to 10 will be assign to this node, this group of data will be a region.</text:p>
          <text:p text:style-name="P5"/>
        </text:list-item>
        <text:list-item>
          <text:p text:style-name="P3">What is what are two types of processing in Sparking?</text:p>
          <text:p text:style-name="P6">Structered streaming and spark streaming</text:p>
          <text:p text:style-name="P6"/>
        </text:list-item>
        <text:list-item>
          <text:p text:style-name="P2">How does Spark process in memory?</text:p>
          <text:p text:style-name="P6">Spark will use cache or persist method, cache will use the memory to store and persist will use the disk.</text:p>
          <text:p text:style-name="P6"/>
        </text:list-item>
        <text:list-item>
          <text:p text:style-name="P2">What is Sliding Window in Spark? </text:p>
          <text:p text:style-name="P6">The sliding window tell you what batch is in process. After the window let the data come into spark system, the data will be in queue until being process by spark. For example if we have a window of 5 second and this window allows us to have 3 batches of data. The sliding window will tell us witch batch is being process and tell the window the more batch can come in queue.</text:p>
          <text:p text:style-name="P6"/>
        </text:list-item>
        <text:list-item>
          <text:p text:style-name="P2">Explain HBase Architecture?</text:p>
          <text:p text:style-name="P7"><text:soft-page-break/>Interface→ driver→ compiler→ metastore→ executor</text:p>
          <text:p text:style-name="P7">to</text:p>
          <text:p text:style-name="P7">HDFS Job tracker→ name node→ many data nodes</text:p>
        </text:list-item>
      </text:list>
      <text:p text:style-name="Standard"/>
      <text:p text:style-name="P1">Samir Benz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hib Amin</meta:initial-creator>
    <meta:editing-cycles>4</meta:editing-cycles>
    <meta:creation-date>2020-08-03T12:18:00</meta:creation-date>
    <dc:date>2020-08-03T11:34:28.870139968</dc:date>
    <meta:editing-duration>PT18M18S</meta:editing-duration>
    <meta:generator>LibreOffice/6.0.7.3$Linux_X86_64 LibreOffice_project/00m0$Build-3</meta:generator>
    <meta:document-statistic meta:table-count="0" meta:image-count="0" meta:object-count="0" meta:page-count="2" meta:paragraph-count="28" meta:word-count="349" meta:character-count="1931" meta:non-whitespace-character-count="16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